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66"/>
    </style:style>
    <style:style style:name="ce8" style:family="table-cell" style:parent-style-name="Default">
      <style:table-cell-properties fo:background-color="#cc9999"/>
    </style:style>
    <style:style style:name="ce9" style:family="table-cell" style:parent-style-name="Default">
      <style:table-cell-properties fo:background-color="#cccc99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39" table:default-cell-style-name="Default"/>
        <table:table-column table:style-name="co4" table:number-columns-repeated="983" table:default-cell-style-name="Default"/>
        <table:table-row table:style-name="ro1">
          <table:table-cell table:style-name="ce1" office:value-type="string" calcext:value-type="string">
            <text:p>iterations</text:p>
          </table:table-cell>
          <table:table-cell table:style-name="ce3" office:value-type="string" calcext:value-type="string">
            <text:p>rank</text:p>
          </table:table-cell>
          <table:table-cell table:style-name="ce5" office:value-type="string" calcext:value-type="string">
            <text:p>operations</text:p>
          </table:table-cell>
          <table:table-cell table:style-name="ce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6" office:value-type="string" calcext:value-type="string">
            <text:p>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for k = 1, 2, ..., 2n – 1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table:style-name="ce6" office:value-type="string" calcext:value-type="string">
            <text:p>__set_curr_g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table:style-name="ce6" office:value-type="string" calcext:value-type="string">
            <text:p>__block_red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initialize O(m^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7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(2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7"/>
          <table:table-cell office:value-type="string" calcext:value-type="string">
            <text:p>initialize O(m^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7"/>
          <table:table-cell table:style-name="ce9" office:value-type="string" calcext:value-type="string">
            <text:p>for j = 0, 1, ..., p – 1: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7"/>
          <table:table-cell table:style-name="ce9"/>
          <table:table-cell table:style-name="ce6" office:value-type="string" calcext:value-type="string">
            <text:p>__house_ve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(2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broadcast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multiply O(m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receive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receive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receiv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7"/>
          <table:table-cell table:style-name="ce9"/>
          <table:table-cell table:style-name="ce6" office:value-type="string" calcext:value-type="string">
            <text:p>__seq_upd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multiply O(m^2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receiv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receiv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multiply O(m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0, k</text:p>
          </table:table-cell>
          <table:table-cell table:number-columns-repeated="3"/>
          <table:table-cell table:style-name="ce7"/>
          <table:table-cell table:style-name="ce6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0, k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multiply O(m^2)O(m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0, k</text:p>
          </table:table-cell>
          <table:table-cell table:number-columns-repeated="3"/>
          <table:table-cell table:style-name="ce7"/>
          <table:table-cell table:style-name="ce6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0, k</text:p>
          </table:table-cell>
          <table:table-cell table:number-columns-repeated="3"/>
          <table:table-cell table:style-name="ce7"/>
          <table:table-cell table:style-name="ce6" office:value-type="string" calcext:value-type="string">
            <text:p>__new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multiply O(m^2)O(m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send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initializ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receiv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invert O(p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multiply O(mp)O(p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send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initializ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receiv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multiply O(mp)O(p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initialize O(m^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broadcast O(m^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8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8"/>
          <table:table-cell office:value-type="string" calcext:value-type="string">
            <text:p>initialize O(p^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8"/>
          <table:table-cell table:style-name="ce6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multiply O(mp)O(p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8"/>
          <table:table-cell table:style-name="ce6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8"/>
          <table:table-cell table:style-name="ce6" office:value-type="string" calcext:value-type="string">
            <text:p>_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multiply O(m^2)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send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initializ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receiv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invert O(p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multiply O(mp)O(p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send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initializ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receiv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multiply O(mp)O(p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save O(mn)</text:p>
          </table:table-cell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3:09:52.167686591</meta:creation-date>
    <dc:date>2017-07-10T15:41:23.681297863</dc:date>
    <meta:editing-duration>PT1H48M41S</meta:editing-duration>
    <meta:editing-cycles>13</meta:editing-cycles>
    <meta:generator>LibreOffice/4.2.8.2$Linux_X86_64 LibreOffice_project/420m0$Build-2</meta:generator>
    <meta:document-statistic meta:table-count="1" meta:cell-count="183" meta:object-count="0"/>
  </office:meta>
</office:document-meta>
</file>